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5d9" officeooo:paragraph-rsid="0019b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<text:s/>digdog creating and testing new file in git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22:27:17.802118811</meta:creation-date>
    <dc:date>2020-12-28T22:34:37.267254801</dc:date>
    <meta:editing-duration>PT7M20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1" meta:word-count="9" meta:character-count="51" meta:non-whitespace-character-count="42"/>
  </office:meta>
</office:document-meta>
</file>